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inherit" fo:font-size="14.3999996185303pt" fo:letter-spacing="normal" fo:font-style="normal" fo:font-weight="bold" loext:padding="0cm" loext:border="none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0.8000001907349pt" fo:letter-spacing="normal" fo:font-style="normal" fo:font-weight="bold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style:line-height-at-least="0.466cm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style:line-height-at-least="0.466cm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nherit" fo:font-size="8.39999961853027pt" fo:letter-spacing="normal" fo:font-style="normal" fo:font-weight="normal" fo:background-color="#1d1e23" loext:padding="0cm" loext:border="none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318cm" fo:orphans="2" fo:widows="2" fo:text-indent="0cm" style:auto-text-indent="false"/>
      <style:text-properties fo:font-variant="normal" fo:text-transform="none" fo:color="#000000" loext:opacity="100%" style:font-name="inherit" fo:font-size="6.59999990463257pt" fo:letter-spacing="normal" fo:font-style="normal" fo:font-weight="normal" fo:background-color="#1d1e23" loext:padding="0cm" loext:border="none"/>
    </style:style>
    <style:style style:name="P8" style:family="paragraph" style:parent-style-name="Standard">
      <style:text-properties fo:color="#000000" loext:opacity="100%"/>
    </style:style>
    <style:style style:name="P9" style:family="paragraph" style:parent-style-name="Text_20_body">
      <style:text-properties fo:color="#d7d7d7" loext:opacity="100%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P11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P12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466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style:font-name="inherit" fo:font-style="italic"/>
    </style:style>
    <style:style style:name="T2" style:family="text">
      <style:text-properties fo:font-variant="normal" fo:text-transform="none" fo:color="#d7d7d7" loext:opacity="100%" style:font-name="inherit" fo:font-size="8.39999961853027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inherit" fo:font-size="8.39999961853027pt" fo:letter-spacing="normal" fo:font-style="normal" fo:font-weight="normal" loext:padding="0cm" loext:border="none"/>
    </style:style>
    <style:style style:name="T7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8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Menlo" fo:font-size="8.39999961853027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2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Menlo" fo:font-size="8.39999961853027pt" fo:letter-spacing="normal" fo:font-style="normal" fo:font-weight="normal" loext:padding="0cm" loext:border="none"/>
    </style:style>
    <style:style style:name="T14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ater Consumption</text:h>
      <text:p text:style-name="P8"/>
      <text:p text:style-name="P8"/>
      <text:h text:style-name="P2" text:outline-level="2">Problem</text:h>
      <text:section text:style-name="Sect1" text:name="problem-statement">
        <text:p text:style-name="P15"><text:span text:style-name="T10">Recently, Chef visited his doctor. The doctor advised Chef to drink </text:span><text:span text:style-name="Strong_20_Emphasis"><text:span text:style-name="T11">at least</text:span></text:span><text:span text:style-name="T10"> </text:span><draw:frame draw:style-name="fr1" draw:name="Quadro1" text:anchor-type="char" svg:width="0.041cm" draw:z-index="0"><draw:text-box fo:min-height="0.041cm"><text:p text:style-name="P9">2000</text:p></draw:text-box></draw:frame><text:span text:style-name="T12">2000</text:span><text:span text:style-name="T10"> ml of water each day.</text:span></text:p>
        <text:p text:style-name="P10">Chef drank <draw:frame draw:style-name="fr1" draw:name="Quadro2" text:anchor-type="char" svg:width="0.041cm" draw:z-index="1"><draw:text-box fo:min-height="0.041cm"><text:p text:style-name="P9">�</text:p></draw:text-box></draw:frame><text:span text:style-name="T14">X</text:span> ml of water today. Determine if Chef followed the doctor's advice or not.</text:p>
        <text:h text:style-name="P3" text:outline-level="3">Input Format</text:h>
        <text:list xml:id="list3043186946" text:style-name="L1">
          <text:list-item>
            <text:p text:style-name="P11">The first line contains a single integer <draw:frame draw:style-name="fr1" draw:name="Quadro3" text:anchor-type="char" svg:width="0.041cm" draw:z-index="2"><draw:text-box fo:min-height="0.041cm"><text:p text:style-name="P9">�</text:p></draw:text-box></draw:frame><text:span text:style-name="T14">T</text:span> — the number of test cases. Then the test cases follow.</text:p>
          </text:list-item>
          <text:list-item>
            <text:p text:style-name="P11">The first and only line of each test case contains one integer <draw:frame draw:style-name="fr1" draw:name="Quadro4" text:anchor-type="char" svg:width="0.041cm" draw:z-index="3"><draw:text-box fo:min-height="0.041cm"><text:p text:style-name="P9">�</text:p></draw:text-box></draw:frame><text:span text:style-name="T14">X</text:span> — the amount of water Chef drank today.</text:p>
          </text:list-item>
        </text:list>
        <text:h text:style-name="P3" text:outline-level="3">Output Format</text:h>
        <text:p text:style-name="P15"><text:span text:style-name="T10">For each test case, output </text:span><text:span text:style-name="Source_20_Text"><text:span text:style-name="T13">YES</text:span></text:span><text:span text:style-name="T10"> if Chef followed the doctor's advice of drinking at least </text:span><draw:frame draw:style-name="fr1" draw:name="Quadro5" text:anchor-type="char" svg:width="0.041cm" draw:z-index="4"><draw:text-box fo:min-height="0.041cm"><text:p text:style-name="P9">2000</text:p></draw:text-box></draw:frame><text:span text:style-name="T12">2000</text:span><text:span text:style-name="T10"> ml of water. Otherwise, output </text:span><text:span text:style-name="Source_20_Text"><text:span text:style-name="T13">NO</text:span></text:span><text:span text:style-name="T10">.</text:span></text:p>
        <text:p text:style-name="P14"><text:span text:style-name="T10">You may print each character of the string in uppercase or lowercase (for example, the strings </text:span><text:span text:style-name="Source_20_Text"><text:span text:style-name="T13">YES</text:span></text:span><text:span text:style-name="T10">, </text:span><text:span text:style-name="Source_20_Text"><text:span text:style-name="T13">yEs</text:span></text:span><text:span text:style-name="T10">, </text:span><text:span text:style-name="Source_20_Text"><text:span text:style-name="T13">yes</text:span></text:span><text:span text:style-name="T10">, and </text:span><text:span text:style-name="Source_20_Text"><text:span text:style-name="T13">yeS</text:span></text:span><text:span text:style-name="T10"> will all be treated as identical).</text:span></text:p>
        <text:h text:style-name="P3" text:outline-level="3">Constraints</text:h>
        <text:list xml:id="list3286696199" text:style-name="L2">
          <text:list-item>
            <text:p text:style-name="P12"><draw:frame draw:style-name="fr1" draw:name="Quadro6" text:anchor-type="char" svg:width="0.041cm" draw:z-index="5"><draw:text-box fo:min-height="0.041cm"><text:p text:style-name="P9">1≤�≤2000</text:p></draw:text-box></draw:frame>1≤<text:span text:style-name="T1">T</text:span>≤2000</text:p>
          </text:list-item>
          <text:list-item>
            <text:p text:style-name="P12"><draw:frame draw:style-name="fr1" draw:name="Quadro7" text:anchor-type="char" svg:width="0.041cm" draw:z-index="6"><draw:text-box fo:min-height="0.041cm"><text:p text:style-name="P9">1≤�≤4000</text:p></draw:text-box></draw:frame>1≤<text:span text:style-name="T1">X</text:span>≤4000</text:p>
          </text:list-item>
        </text:list>
        <text:h text:style-name="P3" text:outline-level="3">Sample 1:</text:h>
        <text:p text:style-name="P13">Input</text:p>
        <text:p text:style-name="P13">Output</text:p>
        <text:p text:style-name="P4">3</text:p>
        <text:p text:style-name="P5">2999</text:p>
        <text:p text:style-name="P5">1450</text:p>
        <text:p text:style-name="P5">2000</text:p>
        <text:p text:style-name="P4">YES</text:p>
        <text:p text:style-name="P5">NO</text:p>
        <text:p text:style-name="P5">YES</text:p>
        <text:h text:style-name="P3" text:outline-level="3">Explanation:</text:h>
        <text:p text:style-name="P15"><text:span text:style-name="Strong_20_Emphasis"><text:span text:style-name="T11">Test case </text:span></text:span><draw:frame draw:style-name="fr1" draw:name="Quadro8" text:anchor-type="char" svg:width="0.041cm" draw:z-index="7"><draw:text-box fo:min-height="0.041cm"><text:p text:style-name="P9">1</text:p></draw:text-box></draw:frame><text:span text:style-name="Strong_20_Emphasis"><text:span text:style-name="T12">1</text:span></text:span><text:span text:style-name="Strong_20_Emphasis"><text:span text:style-name="T11">:</text:span></text:span><text:span text:style-name="T10"> Chef followed the doctor's advice since he drank </text:span><draw:frame draw:style-name="fr1" draw:name="Quadro9" text:anchor-type="char" svg:width="0.041cm" draw:z-index="8"><draw:text-box fo:min-height="0.041cm"><text:p text:style-name="P9">2999</text:p></draw:text-box></draw:frame><text:span text:style-name="T12">2999</text:span><text:span text:style-name="T10"> ml of water which is </text:span><draw:frame draw:style-name="fr1" draw:name="Quadro10" text:anchor-type="char" svg:width="0.041cm" draw:z-index="9"><draw:text-box fo:min-height="0.041cm"><text:p text:style-name="P9">≥2000</text:p></draw:text-box></draw:frame><text:span text:style-name="T10">≥</text:span><text:span text:style-name="T12">2000</text:span><text:span text:style-name="T10"> ml.</text:span></text:p>
        <text:p text:style-name="P15"><text:span text:style-name="Strong_20_Emphasis"><text:span text:style-name="T11">Test case </text:span></text:span><draw:frame draw:style-name="fr1" draw:name="Quadro11" text:anchor-type="char" svg:width="0.041cm" draw:z-index="10"><draw:text-box fo:min-height="0.041cm"><text:p text:style-name="P9">2</text:p></draw:text-box></draw:frame><text:span text:style-name="Strong_20_Emphasis"><text:span text:style-name="T12">2</text:span></text:span><text:span text:style-name="Strong_20_Emphasis"><text:span text:style-name="T11">:</text:span></text:span><text:span text:style-name="T10"> Chef did not follow the doctor's advice since he drank </text:span><draw:frame draw:style-name="fr1" draw:name="Quadro12" text:anchor-type="char" svg:width="0.041cm" draw:z-index="11"><draw:text-box fo:min-height="0.041cm"><text:p text:style-name="P9">1450</text:p></draw:text-box></draw:frame><text:span text:style-name="T12">1450</text:span><text:span text:style-name="T10"> ml of water which is </text:span><draw:frame draw:style-name="fr1" draw:name="Quadro13" text:anchor-type="char" svg:width="0.041cm" draw:z-index="12"><draw:text-box fo:min-height="0.041cm"><text:p text:style-name="P9">&lt;2000</text:p></draw:text-box></draw:frame><text:span text:style-name="T12">&lt;2000</text:span><text:span text:style-name="T10"> ml.</text:span></text:p>
        <text:p text:style-name="P15"><text:span text:style-name="Strong_20_Emphasis"><text:span text:style-name="T11">Test case </text:span></text:span><draw:frame draw:style-name="fr1" draw:name="Quadro14" text:anchor-type="char" svg:width="0.041cm" draw:z-index="13"><draw:text-box fo:min-height="0.041cm"><text:p text:style-name="P9">3</text:p></draw:text-box></draw:frame><text:span text:style-name="Strong_20_Emphasis"><text:span text:style-name="T12">3</text:span></text:span><text:span text:style-name="Strong_20_Emphasis"><text:span text:style-name="T11">:</text:span></text:span><text:span text:style-name="T10"> Chef followed the doctor's advice since he drank </text:span><draw:frame draw:style-name="fr1" draw:name="Quadro15" text:anchor-type="char" svg:width="0.041cm" draw:z-index="14"><draw:text-box fo:min-height="0.041cm"><text:p text:style-name="P9">2000</text:p></draw:text-box></draw:frame><text:span text:style-name="T12">2000</text:span><text:span text:style-name="T10"> ml of water which is </text:span><draw:frame draw:style-name="fr1" draw:name="Quadro16" text:anchor-type="char" svg:width="0.041cm" draw:z-index="15"><draw:text-box fo:min-height="0.041cm"><text:p text:style-name="P9">≥2000</text:p></draw:text-box></draw:frame><text:span text:style-name="T10">≥</text:span><text:span text:style-name="T12">2000</text:span><text:span text:style-name="T10"> ml.</text:span></text:p>
      </text:section>
      <text:p text:style-name="P6">Did you like the problem statement?</text:p>
      <text:p text:style-name="P7">121 users found this helpful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1T23:06:18.889000000</dc:date>
    <meta:editing-duration>PT53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45" meta:word-count="235" meta:character-count="1221" meta:non-whitespace-character-count="1033"/>
  </office:meta>
</office:document-meta>
</file>